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297.0mm" fo:page-width="210.0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none" draw:stroke="solid" svg:stroke-color="#000000" draw:stroke-linejoin="miter" svg:stroke-opacity="100.0%" svg:stroke-width="1.9843749mm"/>
    </style:style>
    <style:style style:family="graphic" style:name="style-3">
      <style:graphic-properties draw:fill="none" draw:stroke="solid" svg:stroke-color="#000000" draw:stroke-linejoin="miter" svg:stroke-opacity="100.0%" svg:stroke-width="1.9843749mm"/>
    </style:style>
    <style:style style:family="graphic" style:name="style-4">
      <style:graphic-properties draw:fill="none" draw:stroke="solid" svg:stroke-color="#000000" draw:stroke-linejoin="miter" svg:stroke-opacity="100.0%" svg:stroke-width="1.9843749mm"/>
    </style:style>
    <style:style style:family="graphic" style:name="style-5">
      <style:graphic-properties draw:fill="none" draw:stroke="solid" svg:stroke-color="#000000" draw:stroke-linejoin="miter" svg:stroke-opacity="100.0%" svg:stroke-width="1.9843749mm"/>
    </style:style>
    <style:style style:family="graphic" style:name="style-6">
      <style:graphic-properties draw:fill="none" draw:stroke="solid" svg:stroke-color="#000000" draw:stroke-linejoin="miter" svg:stroke-opacity="100.0%" svg:stroke-width="1.9843749mm"/>
    </style:style>
    <style:style style:family="graphic" style:name="style-7">
      <style:graphic-properties draw:fill="none" draw:stroke="solid" svg:stroke-color="#000000" draw:stroke-linejoin="miter" svg:stroke-opacity="100.0%" svg:stroke-width="1.9843749mm"/>
    </style:style>
    <style:style style:family="graphic" style:name="style-8">
      <style:graphic-properties draw:fill="none" draw:stroke="solid" svg:stroke-color="#000000" draw:stroke-linejoin="miter" svg:stroke-opacity="100.0%" svg:stroke-width="1.9843749mm"/>
    </style:style>
    <style:style style:family="graphic" style:name="style-9">
      <style:graphic-properties draw:fill="none" draw:stroke="solid" svg:stroke-color="#000000" draw:stroke-linejoin="miter" svg:stroke-opacity="100.0%" svg:stroke-width="1.3229166mm"/>
    </style:style>
    <style:style style:family="graphic" style:name="style-10">
      <style:graphic-properties draw:fill="none" draw:stroke="solid" svg:stroke-color="#000000" draw:stroke-linejoin="miter" svg:stroke-opacity="100.0%" svg:stroke-width="1.3229166mm"/>
    </style:style>
    <style:style style:family="graphic" style:name="style-11">
      <style:graphic-properties draw:fill="none" draw:stroke="solid" svg:stroke-color="#000000" draw:stroke-linejoin="miter" svg:stroke-opacity="100.0%" svg:stroke-width="1.3229166mm"/>
    </style:style>
    <style:style style:family="graphic" style:name="style-12">
      <style:graphic-properties draw:fill="none" draw:stroke="solid" svg:stroke-color="#000000" draw:stroke-linejoin="miter" svg:stroke-opacity="100.0%" svg:stroke-width="1.8596451mm"/>
    </style:style>
    <style:style style:family="graphic" style:name="style-13">
      <style:graphic-properties draw:fill="solid" draw:fill-color="#ffff00" draw:opacity="100.0%" draw:stroke="solid" svg:stroke-color="#000000" draw:stroke-linejoin="miter" svg:stroke-opacity="100.0%" svg:stroke-width="1.9843749mm"/>
    </style:style>
  </office:automatic-styles>
  <office:body>
    <office:drawing>
      <draw:page draw:master-page-name="Default" draw:name="page1" draw:style-name="DP1">
        <draw:g draw:id="svg1">
          <draw:path svg:d="M 1058.3333 0.0 C 472.01736 0.0 0.0 472.01654 0.0 1058.3333 L 0.0 7397.3223 C 0.0 7983.639 472.01736 8455.655 1058.3333 8455.655 L 4414.1973 8455.655 L 3961.2083 11198.031 L 6555.3022 8455.655 L 14481.791 8455.655 C 15068.108 8455.655 15540.125 7983.639 15540.125 7397.3223 L 15540.125 1058.3333 C 15540.125 472.01654 15068.108 0.0 14481.791 0.0 L 1058.3333 0.0 z" svg:height="111.9803mm" draw:style-name="style-2" svg:viewBox="0.0 0.0 15540.125 11198.03" svg:width="155.40125mm" svg:x="-188.91916mm" svg:y="-65.88292mm"/>
          <draw:path svg:d="M 21481.938 1058.3337 C 21481.938 472.01694 21009.92 0.0 20423.604 0.0 L 3800.7083 0.0 C 3214.3914 0.0 2742.3748 472.01694 2742.3748 1058.3337 L 2742.3748 2662.1255 L 0.0 2209.136 L 2742.3748 4803.2295 L 2742.3748 8006.7397 C 2742.3748 8593.057 3214.3914 9065.073 3800.7083 9065.073 L 20423.604 9065.073 C 21009.92 9065.073 21481.938 8593.057 21481.938 8006.7397 L 21481.938 1058.3337 z" svg:height="90.65073mm" draw:style-name="style-3" svg:viewBox="0.0 0.0 21481.94 9065.073" svg:width="214.81938mm" svg:x="35.42234mm" svg:y="-70.834435mm"/>
          <draw:path svg:d="M 4449.961 0.0 C 3863.6448 4.037221E-4 3391.6274 472.01654 3391.6274 1058.3333 L 3391.6274 3074.1274 C 1981.7798 3182.1272 786.1907 2807.7346 0.0 2014.9673 C 304.3451 3228.8845 1622.8175 4230.8584 3391.6274 4671.5493 L 3391.6274 8006.126 C 3391.6274 8592.443 3863.6448 9064.459 4449.961 9064.459 L 21074.062 9064.459 C 21660.38 9064.459 22132.395 8592.441 22132.395 8006.126 L 22132.395 1058.3333 C 22132.395 472.01736 21660.38 0.0 21074.062 0.0 L 4449.961 0.0 z" svg:height="90.64459mm" draw:style-name="style-4" svg:viewBox="0.0 0.0 22132.395 9064.459" svg:width="221.32394mm" svg:x="-236.93512mm" svg:y="64.006714mm"/>
          <draw:path svg:d="M 0.0 8693.538 C 8.074442E-4 9279.855 472.01694 9751.871 1058.3337 9751.871 L 3302.6587 9751.871 C 3410.6592 11237.896 3112.4436 12052.601 2014.9678 13143.5 C 3685.9478 12762.978 4535.5674 11520.683 4671.548 9751.871 L 17604.438 9751.871 C 18190.754 9751.871 18662.77 9279.855 18662.77 8693.538 L 18662.77 1058.3333 C 18662.77 472.01413 18190.754 0.0 17604.438 0.0 L 1058.3337 0.0 C 472.01776 0.0 0.0 472.01413 0.0 1058.3333 L 0.0 8693.538 z" svg:height="131.435mm" draw:style-name="style-5" svg:viewBox="0.0 0.0 18662.77 13143.5" svg:width="186.6277mm" svg:x="62.26819mm" svg:y="58.84693mm"/>
          <draw:path svg:d="M 13756.679 0.0 C 7196.918 0.0 1873.5823 3224.6172 1873.5807 7198.32 C 1873.5807 9355.514 3444.3923 11290.964 5928.32 12610.702 C 4475.1157 14089.271 2387.7498 15139.414 0.0 15488.046 C 459.06595 15521.661 926.93787 15540.136 1403.1184 15540.136 C 4378.2695 15540.133 7058.5625 14861.663 8938.782 13778.177 C 10412.0205 14174.958 12041.318 14397.467 13756.679 14397.467 C 20316.44 14397.467 25640.605 11172.018 25640.605 7198.32 C 25640.605 3224.619 20316.441 0.0 13756.679 0.0 z" svg:height="155.40135mm" draw:style-name="style-6" svg:viewBox="0.0 0.0 25640.604 15540.136" svg:width="256.40604mm" svg:x="-235.07108mm" svg:y="171.7976mm"/>
          <draw:path svg:d="M 1295.0098 15616.301 L 5713.281 9750.667 L 1295.0105 10055.374 L 4570.6245 7770.0615 L 0.0 6017.9897 L 5713.281 5484.7505 L 3808.854 1675.8956 L 7236.8228 4189.7393 L 8531.833 837.9478 L 9826.843 3351.7913 L 12035.9795 0.0 L 13711.875 2742.376 L 16378.073 837.9478 L 16301.895 3199.438 L 19120.447 761.7719 L 17825.436 4722.98 L 21786.645 5789.459 L 17368.375 7084.4688 L 21329.582 9903.019 L 16606.604 10055.374 L 17825.436 13407.165 L 15006.886 11045.679 L 13407.166 13864.228 L 11807.448 11655.092 L 9750.666 14397.467 L 9293.603 11731.27 L 7541.5312 13559.5205 L 7236.8228 11045.676 L 1295.0098 15616.301 z" svg:height="156.16301mm" draw:style-name="style-7" svg:viewBox="0.0 0.0 21786.645 15616.301" svg:width="217.86644mm" svg:x="69.321144mm" svg:y="187.78676mm"/>
          <draw:g draw:id="g623">
            <draw:path svg:d="M 9220.703 17332.975 C 8611.289 20913.299 13943.683 21218.006 14248.394 18094.746 C 15238.694 21446.537 19809.32 21218.006 20418.732 16952.09 C 21561.389 19237.402 25217.89 17485.33 23465.82 15504.725 C 25294.068 16875.912 29331.451 14514.423 25751.133 11924.401 C 28112.623 12076.756 30093.227 4459.048 24075.234 6972.891 C 26969.967 3468.7449 21104.33 726.37036 19199.898 4306.693 C 19428.432 2402.266 17143.12 2706.9744 16914.586 4001.9841 C 18438.13 650.1928 10744.247 -3082.4844 10591.892 4154.3394 C 8992.17 497.83942 4345.374 2630.7969 6173.6216 5525.5264 C 5030.9653 4230.5166 4193.019 5906.4126 4878.6104 6363.474 C 1907.7 3087.8604 -1824.9725 9715.267 2288.5876 10629.392 C -2205.86 11314.985 917.39874 15504.725 3202.7114 13905.006 C 1755.345 14971.485 3050.3562 18247.1 6249.799 16418.85 C 4878.6104 18323.277 8687.467 19694.465 9220.703 17332.975 z" svg:height="204.03238mm" draw:style-name="style-8" svg:viewBox="0.0 0.0 28056.521 20403.238" svg:width="280.56522mm" svg:x="313.24197mm" svg:y="-107.366684mm"/>
            <draw:path svg:d="M 1689.4575 533.23956 C 699.15625 -1371.1875 -1433.8077 2437.6665 1460.9249 2437.6665 C 4355.6514 2437.6665 2832.1138 -380.88544 1689.4575 533.23956 z" svg:height="24.376667mm" draw:style-name="style-9" svg:viewBox="0.0 0.0 3125.974 2437.6665" svg:width="31.259743mm" svg:x="347.38712mm" svg:y="112.05486mm"/>
            <draw:path svg:d="M 1515.7343 1907.5082 C 3038.096 1631.7471 2564.714 165.8113 1501.071 23.64237 C 437.4345 -118.52716 -273.45874 400.8476 101.05326 1035.3494 C 475.57172 1669.8512 867.3501 1475.4436 1102.8202 1285.4067 C 1027.9346 1435.7412 923.94226 2044.651 1515.7343 1907.5082 z" svg:height="19.27474mm" draw:style-name="style-10" svg:viewBox="0.0 0.0 2486.6465 1927.4741" svg:width="24.866465mm" svg:x="293.41852mm" svg:y="137.81126mm"/>
            <draw:path svg:d="M 1515.7343 1907.5085 C 3038.0896 1631.7472 2564.714 165.8111 1501.071 23.64227 C 437.42807 -118.52736 -273.4652 400.8475 101.05326 1035.3492 C 475.56528 1669.8514 867.3436 1475.4435 1102.8137 1285.4065 C 1027.9346 1435.7408 923.9358 2044.6511 1515.7343 1907.5085 z" svg:height="19.274742mm" draw:style-name="style-11" svg:viewBox="0.0 0.0 2486.6465 1927.4742" svg:width="24.866467mm" svg:x="320.35123mm" svg:y="125.96088mm"/>
            <draw:path svg:d="M 1938.6542 2885.9036 C 3358.561 5699.71 5903.212 -159.90323 2114.1472 3.3565457 C -1674.9171 166.61632 502.32074 4327.784 1938.6542 2885.9036 z" svg:height="36.51544mm" draw:style-name="style-12" svg:viewBox="0.0 0.0 4099.768 3651.5442" svg:width="40.99768mm" svg:x="368.27557mm" svg:y="82.89346mm"/>
          </draw:g>
          <draw:path svg:d="M 4634.6587 12168.919 L 5713.2783 9750.667 L 1295.008 10055.376 L 4570.622 7770.0615 L 0.0 6017.9897 L 5713.2783 5484.7505 L 3808.8533 1675.8956 L 7236.8223 4189.7393 L 8531.833 837.9478 L 9826.842 3351.7913 L 12035.977 0.0 L 13711.872 2742.3745 L 16378.072 837.9478 L 16301.892 3199.438 L 19120.443 761.7703 L 17825.432 4722.9785 L 21786.645 5789.4575 L 17368.373 7084.4688 L 21329.578 9903.019 L 16606.602 10055.376 L 17825.432 13407.167 L 15006.884 11045.677 L 13407.162 13864.229 L 11807.444 11655.094 L 9750.664 14397.469 L 9293.603 11731.269 L 7541.529 13559.522 L 7236.8223 11045.674 L 4634.6587 12168.919 z" svg:height="143.97469mm" draw:style-name="style-13" svg:viewBox="0.0 0.0 21786.645 14397.469" svg:width="217.86644mm" svg:x="370.96722mm" svg:y="170.54984mm"/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/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297.0mm" fo:page-width="210.0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